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22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49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2" style:family="paragraph">
      <style:paragraph-properties fo:line-height="100%"/>
      <style:text-properties fo:font-size="9pt" style:font-size-asian="9pt" style:font-size-complex="9pt"/>
    </style:style>
    <style:style style:name="T1" style:family="text">
      <style:text-properties fo:color="#000000" style:font-name="Arial Narrow" fo:font-size="9pt" fo:font-weight="bold" style:font-name-asian="Arial Narrow" style:font-size-asian="9pt" style:font-weight-asian="bold" style:font-name-complex="Arial Narrow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1.634cm" svg:y1="2.467cm" svg:x2="2.666cm" svg:y2="3.499cm">
          <text:p/>
        </draw:line>
        <draw:path draw:style-name="gr2" draw:layer="layout" svg:width="1.459cm" svg:height="1.459cm" svg:x="1.433cm" svg:y="2.24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frame draw:style-name="gr3" draw:text-style-name="P2" draw:layer="layout" svg:width="2.45cm" svg:height="1.779cm" svg:x="-0.25cm" svg:y="0.7cm">
          <draw:text-box>
            <text:p text:style-name="P1"><text:span text:style-name="T1">Блокировка схемы управления </text:span></text:p>
          </draw:text-box>
        </draw:frame>
        <draw:polygon draw:style-name="gr4" draw:layer="layout" svg:width="1.406cm" svg:height="1.406cm" svg:x="1.459cm" svg:y="2.266cm" svg:viewBox="0 0 1407 1407" draw:points="0,1126 281,1407 1407,281 1126,0">
          <text:p/>
        </draw:polygon>
        <draw:polygon draw:style-name="gr2" draw:layer="layout" svg:width="1.406cm" svg:height="1.406cm" svg:x="1.459cm" svg:y="2.266cm" svg:viewBox="0 0 1407 1407" draw:points="0,1126 281,1407 1407,281 1126,0">
          <text:p/>
        </draw:polygon>
        <draw:frame draw:style-name="gr3" draw:text-style-name="P2" draw:layer="layout" svg:width="2.5cm" svg:height="1.779cm" svg:x="1.7cm" svg:y="0.621cm">
          <draw:text-box>
            <text:p text:style-name="P1"><text:span text:style-name="T1">Схема управления в работе </text:span></text:p>
          </draw:text-box>
        </draw:frame>
        <draw:polygon draw:style-name="gr5" draw:layer="layout" svg:width="0.327cm" svg:height="0.327cm" svg:x="2.323cm" svg:y="2.487cm" svg:viewBox="0 0 328 328" draw:points="328,0 0,234 93,328">
          <text:p/>
        </draw:polygon>
        <draw:polygon draw:style-name="gr6" draw:layer="layout" svg:width="0.327cm" svg:height="0.327cm" svg:x="2.323cm" svg:y="2.487cm" svg:viewBox="0 0 328 328" draw:points="328,0 0,234 93,32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22" draw:display-name="Dash_22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3:46.812000000</meta:creation-date>
    <meta:editing-duration>PT1M16S</meta:editing-duration>
    <meta:editing-cycles>2</meta:editing-cycles>
    <meta:generator>LibreOffice/4.3.6.2$Windows_x86 LibreOffice_project/d50a87b2e514536ed401c18000dad4660b6a169e</meta:generator>
    <dc:date>2015-09-28T21:05:03.390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03:46.750000000"/>
  </office:meta>
</office:document-meta>
</file>